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01.11pt"/>
    </style:style>
    <style:style style:name="co10" style:family="table-column">
      <style:table-column-properties fo:break-before="auto" style:column-width="403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ta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Air</text:p>
          </table:table-cell>
          <table:table-cell table:style-name="ce1" office:value-type="string" calcext:value-type="string">
            <text:p>E Land</text:p>
          </table:table-cell>
          <table:table-cell table:style-name="ce1" office:value-type="string" calcext:value-type="string">
            <text:p>E Shadow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s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oboreny kosteli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ytov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 dvorke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v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rostla zahradk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name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0 (+0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 kasno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ad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v</text:p>
          </table:table-cell>
          <table:table-cell table:number-columns-repeated="2"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di sama di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z</text:p>
          </table:table-cell>
          <table:table-cell office:value-type="string" calcext:value-type="string">
            <text:p>1 (+0)</text:p>
          </table:table-cell>
          <table:table-cell table:number-columns-repeated="2" office:value-type="string" calcext:value-type="string">
            <text:p>1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dolavaji cas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obc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vere dokoran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epritel" table:style-name="ta1">
        <table:table-column table:style-name="co1" table:number-columns-repeated="10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 table:number-columns-repeated="8"/>
          <table:table-cell table:style-name="ce4"/>
          <table:table-cell table:number-columns-repeated="2"/>
        </table:table-row>
      </table:table>
      <table:table table:name="Dovednosti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muze_mit dovednosti s_uplatnenim mimo mis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A_a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_ci_Z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A_a_Z pro vsech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</table:table>
      <table:table table:name="Predmet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1:51:05.837319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05T15:04:58.693539923</dc:date>
    <meta:editing-duration>PT4H5M21S</meta:editing-duration>
    <meta:editing-cycles>37</meta:editing-cycles>
    <meta:document-statistic meta:table-count="4" meta:cell-count="388" meta:object-count="0"/>
  </office:meta>
</office:document-meta>
</file>